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7.253cm" fo:min-width="5.55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dash" draw:stroke-dash="Long_20_Dash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vertical-align="top" draw:auto-grow-height="false" fo:min-height="1.401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" draw:style-name="gr1" draw:text-style-name="P1" draw:layer="layout" svg:width="6.055cm" svg:height="7.536cm" svg:x="10.963cm" svg:y="2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2.996cm" svg:x2="1.907cm" svg:y2="10.532cm">
          <text:p/>
        </draw:line>
        <draw:custom-shape draw:name="Rectangle 12" draw:style-name="gr4" draw:text-style-name="P2" draw:layer="layout" svg:width="5.386cm" svg:height="7.536cm" svg:x="10.963cm" svg:y="2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5" draw:text-style-name="P3" draw:layer="layout" svg:width="0.001cm" svg:height="1.651cm" draw:transform="rotate (1.56433860856252) translate (8.001cm 6.4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6" draw:text-style-name="P5" draw:layer="layout" svg:width="1.889cm" svg:height="1.012cm" draw:transform="rotate (1.5707963267949) translate (0.632cm 7.491cm)">
          <text:p text:style-name="P4"><text:span text:style-name="T1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3" draw:layer="layout" svg:x1="10.512cm" svg:y1="10.493cm" svg:x2="10.511cm" svg:y2="2.956cm">
          <text:p/>
        </draw:line>
        <draw:custom-shape draw:name="TextBox 28" draw:style-name="gr7" draw:text-style-name="P5" draw:layer="layout" svg:width="1.891cm" svg:height="1.012cm" draw:transform="rotate (1.5707963267949) translate (9.436cm 7.49cm)">
          <text:p text:style-name="P4"><text:span text:style-name="T1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8" draw:text-style-name="P5" draw:layer="layout" svg:width="1.917cm" svg:height="1.013cm" svg:x="4.124cm" svg:y="1.329cm">
          <text:p text:style-name="P4"><text:span text:style-name="T1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2.531cm" svg:x2="7.748cm" svg:y2="2.531cm">
          <text:p/>
        </draw:line>
        <draw:line draw:name="Straight Connector 6_1" draw:style-name="gr3" draw:text-style-name="P3" draw:layer="layout" svg:x1="17.018cm" svg:y1="2.54cm" svg:x2="10.963cm" svg:y2="2.517cm">
          <text:p/>
        </draw:line>
        <draw:frame draw:style-name="gr9" draw:text-style-name="P6" draw:layer="layout" svg:width="3.465cm" svg:height="1.673cm" svg:x="11.938cm" svg:y="6.836cm">
          <draw:text-box>
            <text:p>Matrix BT*</text:p>
          </draw:text-box>
        </draw:frame>
        <draw:custom-shape draw:name="TextBox 22_1" draw:style-name="gr10" draw:text-style-name="P5" draw:layer="layout" svg:width="9.194cm" svg:height="1.013cm" svg:x="9.186cm" svg:y="1.329cm">
          <text:p text:style-name="P4"><text:span text:style-name="T1">N1_A* = multiple of vector 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3.22cm" svg:height="1.673cm" svg:x="3.556cm" svg:y="6.89cm">
          <draw:text-box>
            <text:p>Matrix B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4-29T16:18:02.190290317</dc:date>
    <meta:editing-duration>PT2H16M36S</meta:editing-duration>
    <meta:editing-cycles>21</meta:editing-cycles>
    <meta:generator>LibreOffice/7.2.5.1$Linux_X86_64 LibreOffice_project/20$Build-1</meta:generator>
    <meta:document-statistic meta:object-count="14"/>
  </office:meta>
</office:document-meta>
</file>